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text-autospace="none" style:vertical-align="bottom" fo:margin-top="0.0416in" fo:margin-bottom="0.0416in"/>
      <style:text-properties style:font-name-asian="標楷體" fo:font-weight="bold" style:font-weight-asian="bold"/>
    </style:style>
    <style:style style:name="P3" style:parent-style-name="內文" style:family="paragraph">
      <style:paragraph-properties style:text-autospace="none" fo:text-align="center" style:vertical-align="bottom" fo:margin-top="0.0416in" fo:margin-bottom="0.0416in"/>
      <style:text-properties style:font-name-asian="標楷體" fo:font-weight="bold" style:font-weight-asian="bold" fo:font-size="20pt" style:font-size-asian="20pt"/>
    </style:style>
    <style:style style:name="P4" style:parent-style-name="內文" style:family="paragraph">
      <style:paragraph-properties style:text-autospace="none" fo:text-align="center" style:vertical-align="bottom" fo:margin-top="0.0416in" fo:margin-bottom="0.0416in"/>
      <style:text-properties style:font-name-asian="標楷體" fo:font-weight="bold" style:font-weight-asian="bold" fo:letter-spacing="0.0138in" fo:font-size="20pt" style:font-size-asian="20pt"/>
    </style:style>
    <style:style style:name="P5" style:parent-style-name="內文" style:family="paragraph">
      <style:paragraph-properties style:text-autospace="none" fo:text-align="center" style:vertical-align="bottom" fo:margin-top="0.0416in" fo:margin-bottom="0.0416in"/>
      <style:text-properties style:font-name-asian="標楷體" fo:font-weight="bold" style:font-weight-asian="bold" fo:letter-spacing="0.0138in" fo:font-size="20pt" style:font-size-asian="20pt"/>
    </style:style>
    <style:style style:name="P6" style:parent-style-name="內文" style:family="paragraph">
      <style:paragraph-properties style:snap-to-layout-grid="false" style:line-height-at-least="0.1666in"/>
    </style:style>
    <style:style style:name="T7" style:parent-style-name="預設段落字型" style:family="text">
      <style:text-properties style:font-name-asian="標楷體" fo:font-size="14pt" style:font-size-asian="14pt"/>
    </style:style>
    <style:style style:name="T8" style:parent-style-name="預設段落字型" style:family="text">
      <style:text-properties style:font-name-asian="標楷體" fo:font-size="14pt" style:font-size-asian="14pt"/>
    </style:style>
    <style:style style:name="T9" style:parent-style-name="預設段落字型" style:family="text">
      <style:text-properties style:font-name-asian="標楷體" fo:font-size="14pt" style:font-size-asian="14pt"/>
    </style:style>
    <style:style style:name="T10" style:parent-style-name="預設段落字型" style:family="text">
      <style:text-properties style:font-name-asian="標楷體" fo:font-size="14pt" style:font-size-asian="14pt"/>
    </style:style>
    <style:style style:name="T11" style:parent-style-name="預設段落字型" style:family="text">
      <style:text-properties style:font-name-asian="標楷體" fo:font-size="14pt" style:font-size-asian="14pt"/>
    </style:style>
    <style:style style:name="T12" style:parent-style-name="預設段落字型" style:family="text">
      <style:text-properties style:font-name-asian="標楷體" fo:font-size="14pt" style:font-size-asian="14pt"/>
    </style:style>
    <style:style style:name="T13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14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15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16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17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18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19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20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21" style:parent-style-name="預設段落字型" style:family="text">
      <style:text-properties style:font-name-asian="標楷體" fo:font-size="22pt" style:font-size-asian="22pt" style:font-size-complex="22pt"/>
    </style:style>
    <style:style style:name="T22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23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24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25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26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27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28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29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30" style:parent-style-name="預設段落字型" style:family="text">
      <style:text-properties style:font-name-asian="標楷體" fo:font-size="22pt" style:font-size-asian="22pt" style:font-size-complex="22pt"/>
    </style:style>
    <style:style style:name="T31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32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33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34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35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36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37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38" style:parent-style-name="預設段落字型" style:family="text">
      <style:text-properties style:font-name-asian="標楷體" fo:font-size="22pt" style:font-size-asian="22pt" style:font-size-complex="22pt" style:text-combine="lines"/>
    </style:style>
    <style:style style:name="T39" style:parent-style-name="預設段落字型" style:family="text">
      <style:text-properties style:font-name-asian="標楷體" fo:font-size="14pt" style:font-size-asian="14pt"/>
    </style:style>
    <style:style style:name="P40" style:parent-style-name="內文" style:family="paragraph">
      <style:paragraph-properties style:text-autospace="none" style:vertical-align="bottom" fo:margin-top="0.0416in" fo:margin-bottom="0.0416in"/>
      <style:text-properties style:font-name-asian="標楷體" fo:font-size="14pt" style:font-size-asian="14pt"/>
    </style:style>
    <style:style style:name="P41" style:parent-style-name="內文" style:family="paragraph">
      <style:paragraph-properties style:text-autospace="none" style:vertical-align="bottom" fo:margin-top="0.0416in" fo:margin-bottom="0.0416in" fo:text-indent="0.3888in"/>
      <style:text-properties style:font-name-asian="標楷體" fo:font-size="14pt" style:font-size-asian="14pt"/>
    </style:style>
    <style:style style:name="P42" style:parent-style-name="內文" style:family="paragraph">
      <style:paragraph-properties style:text-autospace="none" style:vertical-align="bottom" fo:margin-top="0.0416in" fo:margin-bottom="0.0416in"/>
      <style:text-properties style:font-name-asian="標楷體" fo:font-weight="bold" style:font-weight-asian="bold" fo:font-size="14pt" style:font-size-asian="14pt"/>
    </style:style>
    <style:style style:name="TableColumn44" style:family="table-column">
      <style:table-column-properties style:column-width="1.5965in"/>
    </style:style>
    <style:style style:name="TableColumn45" style:family="table-column">
      <style:table-column-properties style:column-width="1.6027in"/>
    </style:style>
    <style:style style:name="TableColumn46" style:family="table-column">
      <style:table-column-properties style:column-width="2.3333in"/>
    </style:style>
    <style:style style:name="TableColumn47" style:family="table-column">
      <style:table-column-properties style:column-width="0.8104in"/>
    </style:style>
    <style:style style:name="Table43" style:family="table">
      <style:table-properties style:width="6.343in" fo:margin-left="0in" table:align="center"/>
    </style:style>
    <style:style style:name="TableRow48" style:family="table-row">
      <style:table-row-properties style:min-row-height="0.4in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text-autospace="none" style:snap-to-layout-grid="false" fo:text-align="center" style:vertical-align="bottom" fo:margin-top="0.0694in" fo:margin-bottom="0.0694in" style:line-height-at-least="0.1666in"/>
      <style:text-properties style:font-name-asian="標楷體" fo:font-size="14pt" style:font-size-asian="14pt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內文" style:family="paragraph">
      <style:paragraph-properties style:text-autospace="none" style:snap-to-layout-grid="false" fo:text-align="center" style:vertical-align="bottom" fo:margin-top="0.0694in" fo:margin-bottom="0.0694in" style:line-height-at-least="0.1666in"/>
      <style:text-properties style:font-name-asian="標楷體" fo:font-size="14pt" style:font-size-asian="14pt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內文" style:family="paragraph">
      <style:paragraph-properties style:text-autospace="none" style:snap-to-layout-grid="false" fo:text-align="center" style:vertical-align="bottom" fo:margin-top="0.0694in" fo:margin-bottom="0.0694in" style:line-height-at-least="0.1666in"/>
      <style:text-properties style:font-name-asian="標楷體" fo:font-size="14pt" style:font-size-asian="14pt"/>
    </style:style>
    <style:style style:name="TableRow55" style:family="table-row">
      <style:table-row-properties style:min-row-height="0.459in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Row62" style:family="table-row">
      <style:table-row-properties style:min-row-height="0.459in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Row69" style:family="table-row">
      <style:table-row-properties style:min-row-height="0.459in"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Row76" style:family="table-row">
      <style:table-row-properties style:min-row-height="0.459in"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Row83" style:family="table-row">
      <style:table-row-properties style:min-row-height="0.459in"/>
    </style:style>
    <style:style style:name="TableCell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" style:parent-style-name="內文" style:family="paragraph">
      <style:paragraph-properties style:text-autospace="none" fo:text-align="center" style:vertical-align="bottom" fo:margin-top="0.0694in" fo:margin-bottom="0.0694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Row90" style:family="table-row">
      <style:table-row-properties/>
    </style:style>
    <style:style style:name="TableCell91" style:family="table-cell">
      <style:table-cell-properties fo:border="none" style:vertical-align="bottom" fo:padding-top="0in" fo:padding-left="0.0194in" fo:padding-bottom="0in" fo:padding-right="0.0194in"/>
    </style:style>
    <style:style style:name="P92" style:parent-style-name="內文" style:family="paragraph">
      <style:paragraph-properties style:text-autospace="none" fo:text-align="end" style:vertical-align="bottom" fo:margin-top="0.1666in"/>
      <style:text-properties style:font-name-asian="標楷體" fo:font-size="14pt" style:font-size-asian="14pt"/>
    </style:style>
    <style:style style:name="P93" style:parent-style-name="內文" style:family="paragraph">
      <style:paragraph-properties style:text-autospace="none" fo:text-align="end" style:vertical-align="bottom" fo:margin-top="0.1666in"/>
      <style:text-properties style:font-name-asian="標楷體" fo:font-size="14pt" style:font-size-asian="14pt"/>
    </style:style>
    <style:style style:name="TableCell94" style:family="table-cell">
      <style:table-cell-properties fo:border-top="none" fo:border-left="none" fo:border-bottom="0.0069in solid #000000" fo:border-right="none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style:text-autospace="none" style:vertical-align="bottom" fo:margin-top="0.0833in" fo:margin-bottom="0.0833in" fo:margin-right="-0.0826in"/>
      <style:text-properties style:font-name-asian="標楷體" fo:font-size="14pt" style:font-size-asian="14pt"/>
    </style:style>
    <style:style style:name="P96" style:parent-style-name="內文" style:family="paragraph">
      <style:paragraph-properties style:text-autospace="none" style:vertical-align="bottom" fo:margin-top="0.0833in" fo:margin-bottom="0.0833in" fo:margin-right="-0.0826in"/>
      <style:text-properties style:font-name-asian="標楷體" fo:font-size="14pt" style:font-size-asian="14pt"/>
    </style:style>
    <style:style style:name="P97" style:parent-style-name="內文" style:family="paragraph">
      <style:paragraph-properties style:text-autospace="none" style:vertical-align="bottom" fo:margin-top="0.0833in" fo:margin-bottom="0.0833in" fo:margin-right="-0.0826in"/>
      <style:text-properties style:font-name-asian="標楷體" fo:font-size="14pt" style:font-size-asian="14pt"/>
    </style:style>
    <style:style style:name="P98" style:parent-style-name="內文" style:family="paragraph">
      <style:paragraph-properties style:text-autospace="none" style:vertical-align="bottom" fo:margin-top="0.0833in" fo:margin-bottom="0.0833in" fo:margin-right="-0.0826in"/>
      <style:text-properties style:font-name-asian="標楷體" fo:font-size="14pt" style:font-size-asian="14pt"/>
    </style:style>
    <style:style style:name="P99" style:parent-style-name="內文" style:family="paragraph">
      <style:paragraph-properties style:text-autospace="none" style:vertical-align="bottom" fo:margin-top="0.0833in" fo:margin-bottom="0.0833in" fo:margin-right="-0.0826in"/>
      <style:text-properties style:font-name-asian="標楷體" fo:font-size="14pt" style:font-size-asian="14pt"/>
    </style:style>
    <style:style style:name="P100" style:parent-style-name="內文" style:family="paragraph">
      <style:paragraph-properties style:text-autospace="none" style:vertical-align="bottom" fo:margin-top="0.0833in" fo:margin-bottom="0.0833in" fo:margin-right="-0.0826in"/>
      <style:text-properties style:font-name-asian="標楷體" fo:font-size="14pt" style:font-size-asian="14pt"/>
    </style:style>
    <style:style style:name="TableRow101" style:family="table-row">
      <style:table-row-properties/>
    </style:style>
    <style:style style:name="TableCell102" style:family="table-cell">
      <style:table-cell-properties fo:border="none" style:vertical-align="bottom" fo:padding-top="0in" fo:padding-left="0.0194in" fo:padding-bottom="0in" fo:padding-right="0.0194in"/>
    </style:style>
    <style:style style:name="P103" style:parent-style-name="內文" style:family="paragraph">
      <style:paragraph-properties style:text-autospace="none" fo:text-align="justify" style:vertical-align="bottom" fo:margin-top="0.1666in" fo:margin-left="0.5in" fo:text-indent="1.3125in">
        <style:tab-stops/>
      </style:paragraph-properties>
      <style:text-properties style:font-name-asian="標楷體" fo:font-size="14pt" style:font-size-asian="14pt"/>
    </style:style>
    <style:style style:name="TableCell104" style:family="table-cell">
      <style:table-cell-properties fo:border-top="0.0069in solid #000000" fo:border-left="none" fo:border-bottom="none" fo:border-right="none" style:vertical-align="bottom" fo:padding-top="0in" fo:padding-left="0.0194in" fo:padding-bottom="0in" fo:padding-right="0.0194in"/>
    </style:style>
    <style:style style:name="P105" style:parent-style-name="內文" style:family="paragraph">
      <style:paragraph-properties style:text-autospace="none" fo:text-align="center" style:vertical-align="bottom" fo:margin-right="-0.0826in"/>
      <style:text-properties style:font-name-asian="標楷體" fo:font-size="14pt" style:font-size-asian="14pt"/>
    </style:style>
  </office:automatic-styles>
  <office:body>
    <office:text text:use-soft-page-breaks="true">
      <text:p text:style-name="P1"/>
      <text:p text:style-name="P3">國立彰化師範大學<text:s/>資訊工程學系</text:p>
      <text:p text:style-name="P4">專題指導同意書</text:p>
      <text:p text:style-name="P5"/>
      <text:p text:style-name="P6"><text:span text:style-name="T7">茲同意擔任本系</text:span><text:span text:style-name="T8"><text:s/></text:span><text:span text:style-name="T9">大學部學生</text:span><text:span text:style-name="T10">專</text:span><text:span text:style-name="T11">題</text:span><text:span text:style-name="T12">(</text:span><text:span text:style-name="T13">□網路通訊專題</text:span><text:span text:style-name="T14">(</text:span><text:span text:style-name="T15">一</text:span><text:span text:style-name="T16">)</text:span><text:span text:style-name="T17">□網路通訊專題</text:span><text:span text:style-name="T18">(</text:span><text:span text:style-name="T19">二</text:span><text:span text:style-name="T20">)</text:span><text:span text:style-name="T21"><text:s/></text:span><text:span text:style-name="T22">□系統整合專題</text:span><text:span text:style-name="T23">(</text:span><text:span text:style-name="T24">一</text:span><text:span text:style-name="T25">)</text:span><text:span text:style-name="T26">□系統整合專題</text:span><text:span text:style-name="T27">(</text:span><text:span text:style-name="T28">二</text:span><text:span text:style-name="T29">)</text:span><text:span text:style-name="T30"><text:s/></text:span><text:span text:style-name="T31">□軟體發展專題</text:span><text:span text:style-name="T32">(</text:span><text:span text:style-name="T33">一</text:span><text:span text:style-name="T34">)</text:span><text:span text:style-name="T35">□軟體發展專題</text:span><text:span text:style-name="T36">(</text:span><text:span text:style-name="T37">二</text:span><text:span text:style-name="T38">)</text:span><text:span text:style-name="T39">)</text:span></text:p>
      <text:p text:style-name="P40">之指導教授。</text:p>
      <text:p text:style-name="P41"/>
      <text:p text:style-name="P42">專題題目: <text:s text:c="48"/>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班級</text:p>
          </table:table-cell>
          <table:table-cell table:style-name="TableCell51">
            <text:p text:style-name="P52">學號</text:p>
          </table:table-cell>
          <table:table-cell table:style-name="TableCell53" table:number-columns-spanned="2">
            <text:p text:style-name="P54">姓名</text:p>
          </table:table-cell>
          <table:covered-table-cell/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 table:number-columns-spanned="2">
            <text:p text:style-name="P61"/>
          </table:table-cell>
          <table:covered-table-cell/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 table:number-columns-spanned="2">
            <text:p text:style-name="P68"/>
          </table:table-cell>
          <table:covered-table-cell/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 table:number-columns-spanned="2">
            <text:p text:style-name="P75"/>
          </table:table-cell>
          <table:covered-table-cell/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 table:number-columns-spanned="2">
            <text:p text:style-name="P82"/>
          </table:table-cell>
          <table:covered-table-cell/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 table:number-columns-spanned="2">
            <text:p text:style-name="P89"/>
          </table:table-cell>
          <table:covered-table-cell/>
        </table:table-row>
        <table:table-row table:style-name="TableRow90">
          <table:table-cell table:style-name="TableCell91" table:number-columns-spanned="2">
            <text:p text:style-name="P92"/>
            <text:p text:style-name="P93">指導教授簽名：</text:p>
          </table:table-cell>
          <table:covered-table-cell/>
          <table:table-cell table:style-name="TableCell94">
            <text:p text:style-name="P95"/>
            <text:p text:style-name="P96"/>
            <text:p text:style-name="P97"/>
            <text:p text:style-name="P98"/>
            <text:p text:style-name="P99"/>
            <text:p text:style-name="P100"/>
          </table:table-cell>
          <table:table-cell>
            <text:p text:style-name="P100"/>
          </table:table-cell>
        </table:table-row>
        <table:table-row table:style-name="TableRow101">
          <table:table-cell table:style-name="TableCell102" table:number-columns-spanned="2">
            <text:p text:style-name="P103">日<text:s text:c="7"/>期：</text:p>
          </table:table-cell>
          <table:covered-table-cell/>
          <table:table-cell table:style-name="TableCell104">
            <text:p text:style-name="P105">年<text:s text:c="4"/>月<text:s text:c="5"/>日</text:p>
          </table:table-cell>
          <table:table-cell>
            <text:p text:style-name="P105"/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118in" fo:margin-bottom="0.6888in" fo:margin-right="0.3541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54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彰化師範大學 資訊工程學系</dc:title>
    <meta:initial-creator>deron</meta:initial-creator>
    <dc:creator>user</dc:creator>
    <meta:creation-date>2017-10-23T03:57:00Z</meta:creation-date>
    <dc:date>2017-10-23T03:57:00Z</dc:date>
    <meta:print-date>2004-05-17T05:36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35" meta:character-count="240" meta:row-count="1" meta:non-whitespace-character-count="206"/>
  </office:meta>
</office:document-meta>
</file>